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Normal_20__28_Web_29_" style:list-style-name="WWNum5"/>
    <style:style style:name="P3" style:family="paragraph" style:parent-style-name="Normal_20__28_Web_29_" style:list-style-name="WWNum5">
      <style:text-properties style:use-window-font-color="true"/>
    </style:style>
    <style:style style:name="P4" style:family="paragraph" style:parent-style-name="Normal_20__28_Web_29_" style:list-style-name="WWNum5" style:master-page-name="Standard">
      <style:paragraph-properties style:page-number="auto"/>
      <style:text-properties style:use-window-font-color="true"/>
    </style:style>
    <style:style style:name="T1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20381747734746885" text:style-name="WWNum5">
        <text:list-item>
          <text:p text:style-name="P4">Niniejszy regulamin określa ogólne warunki i sposób świadczenia usług drogą elektroniczną przez WebField Sp. z o.o. z siedzibą w Gdańsku, za pośrednictwem serwisu internetowego www.ProperSale.pl (zwanego dalej „Serwisem”).</text:p>
        </text:list-item>
        <text:list-item>
          <text:p text:style-name="P3">Definicje</text:p>
          <text:list>
            <text:list-item>
              <text:p text:style-name="P3">Użytkownik – Oznacza każdy podmiot korzystający z Serwisu, na rzecz którego Administrator Serwisu świadczy usługi.</text:p>
            </text:list-item>
            <text:list-item>
              <text:p text:style-name="P3">Regulamin – oznacza regulamin świadczenia usług przez Administratora Serwisu.</text:p>
            </text:list-item>
            <text:list-item>
              <text:p text:style-name="P3">Strona Internetowa Serwisu – oznacza strony internetowe, będące częścią domeny www.ProperSale.pl, pod którymi Administrator świadczy usługi i prowadzi Serwis Internetowy</text:p>
            </text:list-item>
            <text:list-item>
              <text:p text:style-name="P2"><text:span text:style-name="T1">Usługodawca - WebField Sp. z o.o. z siedzibą w Gdańsku (80-386), ul. Lęborska 3B, NIP: 5833190889, REGON: 363241225, wpisaną do rejestru przedsiębiorców Krajowego Rejestru Sądowego prowadzonego przez Sąd Rejonowy miasta Gdańsk,  VII wydział Gospodarczy Krajowego Rejestru Sądowego pod numerem KRS 0000591826, o kapitale zakładowym w wysokości 5.000 złotych, adres e-mail: </text:span><text:a xlink:type="simple" xlink:href="mailto:kontakt@propersale.pl?Subject=Kontakt%20z%20ProperSALE" text:style-name="Internet_20_link" text:visited-style-name="Visited_20_Internet_20_Link">kontakt@propersale.pl</text:a><text:span text:style-name="T1">., będącą również właścicielem Serwisu, zwaną dalej „Administratorem”. </text:span></text:p>
            </text:list-item>
            <text:list-item>
              <text:p text:style-name="P3">Partner – podmiot współpracujący z Administratorem Serwisu. </text:p>
            </text:list-item>
          </text:list>
        </text:list-item>
        <text:list-item>
          <text:p text:style-name="P3">Postanowienia ogólne</text:p>
          <text:list>
            <text:list-item>
              <text:p text:style-name="P3">Poprzez korzystanie z Serwisu, Użytkownik potwierdza, iż zapoznał się z treścią Regulaminu, akceptuje jego postanowienia i zobowiązuje się do ich przestrzegania.</text:p>
            </text:list-item>
            <text:list-item>
              <text:p text:style-name="P3">Administrator Serwisu zastrzega sobie prawo do wprowadzania zmian i modyfikacji Regulaminu w dowolnym terminie, bez obowiązku informowania o tym Użytkowników. Korzystanie z serwisu jest traktowane jako akceptowanie wprowadzonych zmian.</text:p>
            </text:list-item>
            <text:list-item>
              <text:p text:style-name="P3">Reklamacje będą rozpatrywane zgodnie z postanowieniami niniejszego Regulaminu.</text:p>
            </text:list-item>
          </text:list>
        </text:list-item>
        <text:list-item>
          <text:p text:style-name="P3">Dostęp do Serwisu</text:p>
          <text:list>
            <text:list-item>
              <text:p text:style-name="P3">Korzystanie z Serwisu jest nieodpłatne.</text:p>
            </text:list-item>
            <text:list-item>
              <text:p text:style-name="P3">Do korzystania z podstawowych Usług nie jest konieczna rejestracja w Serwisie.</text:p>
            </text:list-item>
            <text:list-item>
              <text:p text:style-name="P3">Korzystanie przez Użytkownika z funkcjonalności Serwisu nie wymaga przeprowadzenia procesu Rejestracji.</text:p>
            </text:list-item>
            <text:list-item>
              <text:p text:style-name="P3">Administrator Serwisu dokłada wszelkich starań, aby zapewnić Użytkownikom stały dostęp do Serwisu.</text:p>
            </text:list-item>
            <text:list-item>
              <text:p text:style-name="P3">Administrator Serwisu nie udziela gwarancji, iż korzystanie z Serwisu będzie przebiegało bez błędów i przerw. Dodatkowo Administrator zastrzega sobie prawo do zawieszenia lub ograniczenia dostępu do Serwisu w dowolnym terminie bez wcześniejszego powiadomienia Użytkowników.</text:p>
            </text:list-item>
            <text:list-item>
              <text:p text:style-name="P3">Administrator Serwisu zastrzega sobie prawo do zmiany, usuwania i dodawania informacji, treści i zawartości Serwisu bez uprzedniego informowania Użytkowników o ich wprowadzeniu.</text:p>
            </text:list-item>
            <text:list-item>
              <text:p text:style-name="P3"><text:soft-page-break/>Administrator Serwisu nie ponosi odpowiedzialności za treści i zawartość innych serwisów oraz portali, do których może zostać przekierowany Użytkownik, korzystając z linków umieszczonych w Serwisie.</text:p>
            </text:list-item>
            <text:list-item>
              <text:p text:style-name="P3">Administrator dołoży starań w celu zapewnienia możliwości korzystania z Serwisu internetowego za pomocą wszystkich przeglądarek internetowych, typów urządzeń oraz połączeń internetowych, systemów operacyjnych.</text:p>
            </text:list-item>
          </text:list>
        </text:list-item>
        <text:list-item>
          <text:p text:style-name="P3">Prawa i obowiązki Użytkownika</text:p>
          <text:list>
            <text:list-item>
              <text:p text:style-name="P3">Całkowitą i wyłączną odpowiedzialność za prawdziwość i poprawność wprowadzonych do Serwisu danych ponosi Użytkownik.</text:p>
            </text:list-item>
            <text:list-item>
              <text:p text:style-name="P3">Użytkownik uprawniony jest do korzystania Serwisu w sposób zgodny z obowiązującym prawem, w poszanowaniu praw własności intelektualnej.</text:p>
            </text:list-item>
            <text:list-item>
              <text:p text:style-name="P3">Zakazane jest dostarczanie przez Użytkowników treści o charakterze bezprawnym oraz wykorzystywanie przez Użytkownika Serwisu, Strony internetowej serwisu lub usług świadczonych przez Administratora, w sposób sprzeczny z prawem, dobrymi obyczajami, naruszający dobra osobiste osób trzecich lub interesy Administratora.</text:p>
            </text:list-item>
            <text:list-item>
              <text:p text:style-name="P3">Użytkownicy ponoszą całkowitą odpowiedzialność za wprowadzane przez siebie treści jak i szkody powstałe w wyniku ich zachowania niezgodnego z powyższymi zastrzeżeniami.</text:p>
            </text:list-item>
          </text:list>
        </text:list-item>
        <text:list-item>
          <text:p text:style-name="P3">Odpowiedzialność Administratora</text:p>
          <text:list>
            <text:list-item>
              <text:p text:style-name="P3">Administrator Serwisu dokłada wszelkich starań, aby dane prezentowane w serwisie ProperSale.pl były kompletne, aktualne oraz zgodne ze stanem faktycznym. Serwis nie może jednak w pełni zagwarantować, że prezentowane dane są wolne od błędów, w związku z czym nie ponosi żadnej odpowiedzialności za skutki wykorzystywania prezentowanych danych w podejmowaniu przez Użytkownika decyzji.</text:p>
            </text:list-item>
            <text:list-item>
              <text:p text:style-name="P3">Dane publikowane w Serwisie mają charakter wyłącznie informacyjny i nie stanowią oferty w rozumieniu przepisów Kodeksu Cywilnego.</text:p>
            </text:list-item>
            <text:list-item>
              <text:p text:style-name="P3">Administrator Serwisu nie ponosi odpowiedzialności za jakiekolwiek szkody poniesione przez Użytkowników z powodu przerwy w dostępie do Serwisu, spowodowane: działaniem siły wyższej, błędnym działaniem, awariami, w tym awariami sieci Internet, awariami sprzętu lub oprogramowania, którego właścicielem jest Użytkownik.</text:p>
            </text:list-item>
            <text:list-item>
              <text:p text:style-name="P3">Administrator Serwisu przywiązuje dużą wagę do zagwarantowania bezpieczeństwa korzystania z Serwisu, ale nie gwarantuje, że Serwis będzie wolny od wirusów oraz innych elementów, które mogą być powodem szkody poniesionej przez Użytkownika.</text:p>
            </text:list-item>
          </text:list>
        </text:list-item>
        <text:list-item>
          <text:p text:style-name="P3">Prawa autorskie</text:p>
          <text:list>
            <text:list-item>
              <text:p text:style-name="P3">Wszelkie prawa (w tym m.in. majątkowe prawa autorskie, prawa własności intelektualnej do nazwy Serwisu, domeny internetowej, Strony internetowej serwisu, logotypy, dokumenty, teksty, grafika, układ serwisu, zdjęcia) należą do Administratora Serwisu i mogą być wykorzystywane wyłącznie w sposób określony i zgodny z Regulaminem.</text:p>
            </text:list-item>
            <text:list-item>
              <text:p text:style-name="P3">Kopiowanie, wykorzystywanie, rozpowszechnianie Serwisu jest zabronione. Za naruszenie praw autorskich lub praw do baz danych z Serwisu pobierana <text:soft-page-break/>będzie opłata w wysokości co najmniej trzykrotności minimalnej opłaty licencyjnej, która wynosi: 250 000 zł rocznie, zgodnie z art. 79 ust. 1 pkt 3 lit. b) Ustawy o prawie autorskim i prawach pokrewnych. Za wykorzystywanie treści zamieszczonych w Serwisie ustala się minimalną wysokość opłaty licencyjnej na 100 zł rocznie od 1000 znaków tekstu, bez spacji, wraz z przypisami.</text:p>
            </text:list-item>
            <text:list-item>
              <text:p text:style-name="P3">Wykorzystywanie danych z Serwisu w celach komercyjnych odbywać się może po uprzednim powiadomieniu o tym osoby reprezentującej Administratora serwisu.</text:p>
            </text:list-item>
            <text:list-item>
              <text:p text:style-name="P3">Wykorzystywanie danych z Serwisu w celach komercyjnych wymaga każdorazowo pisemnej zgody osoby reprezentującej Administratora Serwisu.</text:p>
            </text:list-item>
          </text:list>
        </text:list-item>
        <text:list-item>
          <text:p text:style-name="P3">Ochrona prywatności</text:p>
          <text:list>
            <text:list-item>
              <text:p text:style-name="P3">Udzielenie przez Użytkownika jakichkolwiek informacji lub przesłanie jakichkolwiek dokumentów jest całkowicie dobrowolne.</text:p>
            </text:list-item>
            <text:list-item>
              <text:p text:style-name="P3">Serwis w pełni respektuje prawo do prywatności i ochrony danych osobowych jego Użytkowników. Więcej informacji na ten temat zawiera Polityka Prywatności</text:p>
            </text:list-item>
            <text:list-item>
              <text:p text:style-name="P3">Jeżeli Użytkownik wyrazi zgodę Administrator Serwisu będzie kontaktował się z nim, w celu informowania o nowych funkcjach lub produktach dostępnych w Serwisie lub produktach oferowanych przez Partnerów Administratora Serwisu. Użytkownikowi przysługuje prawo do zrezygnowania z otrzymywania dodatkowych informacji w dowolnym czasie.</text:p>
            </text:list-item>
            <text:list-item>
              <text:p text:style-name="P3">ProperSale.pl zastrzega, że:</text:p>
              <text:list>
                <text:list-item>
                  <text:p text:style-name="P3">używa mechanizmu cookies, który poprzez zapisywanie krótkich informacji tekstowych na komputerze Użytkownika pozwala na jego identyfikację, a w konsekwencji umożliwia poznanie jego zachowań,<text:bookmark text:name="_GoBack"/> zainteresowań i potrzeb.</text:p>
                </text:list-item>
                <text:list-item>
                  <text:p text:style-name="P3">podmioty trzecie na mocy odrębnych porozumień, mogą używać mechanizmu cookies na stronach Portalu.</text:p>
                </text:list-item>
              </text:list>
            </text:list-item>
            <text:list-item>
              <text:p text:style-name="P3">Serwis zastrzega, że używa mechanizmu cookies, które poprzez zapisywanie krótkich informacji tekstowych na komputerze Użytkownika pozwala na jego identyfikację, określenie jego osobistych preferencji oraz podniesienia jakości oferowanych usług.</text:p>
            </text:list-item>
            <text:list-item>
              <text:p text:style-name="P3">Użytkownik ma możliwość określenia warunków przechowywania lub uzyskiwania dostępu do tej informacji za pomocą ustawień oprogramowania wykorzystywanego do przeglądania serwisu.</text:p>
            </text:list-item>
            <text:list-item>
              <text:p text:style-name="P3">Dane statystyczne zgromadzone przez Administratora Serwisu mogą zostać wykorzystane do wewnętrznych analiz przeprowadzanych w celu poprawy jakości usług oferowanych przez ProperSale.pl</text:p>
            </text:list-item>
            <text:list-item>
              <text:p text:style-name="P3">Zasady prywatności, w tym informacje dotyczące plików cookies znajdują się na stronie Polityka cookies.</text:p>
            </text:list-item>
          </text:list>
        </text:list-item>
        <text:list-item>
          <text:p text:style-name="P3">Postępowanie reklamacyjne</text:p>
          <text:list>
            <text:list-item>
              <text:p text:style-name="P3">Reklamacje dotyczące Usług można zgłaszać pisemnie, w formie listu poleconego, na adres Administratora Serwisu.</text:p>
            </text:list-item>
            <text:list-item>
              <text:p text:style-name="P3"><text:soft-page-break/>Zgłoszenie reklamacji powinno zawierać oznaczenie osoby zgłaszającej reklamację (imię, nazwisko, adres zamieszkania, adres e-mail) oraz opis zdarzenia będącego przyczyną reklamacji.</text:p>
            </text:list-item>
            <text:list-item>
              <text:p text:style-name="P3">Użytkownik traci uprawnienie wynikające z reklamacji jeśli o ujawnionym zdarzeniu będącym podstawą reklamacji nie powiadomi Administratora Serwisu niezwłocznie po ujawnieniu, nie później jednak niż po upływie 7 dni od daty tego zdarzenia.</text:p>
            </text:list-item>
            <text:list-item>
              <text:p text:style-name="P3">Informacje o wyniku postępowania reklamacyjnego będą przekazane Użytkownikowi, za pośrednictwem poczty elektronicznej, w terminie 14 dni od daty otrzymania zgłoszenia przez Administratora serwisu.</text:p>
            </text:list-item>
            <text:list-item>
              <text:p text:style-name="P3">Decyzja Administratora Serwisu rozstrzygająca reklamację jest ostateczna i nie przysługuje od niej odwołanie.</text:p>
            </text:list-item>
          </text:list>
        </text:list-item>
        <text:list-item>
          <text:p text:style-name="P3">Postanowienia końcowe</text:p>
          <text:list>
            <text:list-item>
              <text:p text:style-name="P3">Regulamin Serwisu wchodzi w życie z dniem 01.09.2016 r.</text:p>
            </text:list-item>
            <text:list-item>
              <text:p text:style-name="P3">W sprawach nieuregulowane Regulaminem mają zastosowanie przepisy Kodeksu cywilnego i innych właściwych ustaw.</text:p>
            </text:list-item>
            <text:list-item>
              <text:p text:style-name="P3">Wszelkie spory mogące wyniknąć z niniejszego Regulaminu będą rozstrzygane przez Sąd powszechny właściwy dla siedziby Administratora Serwisu, a prawem właściwym dla rozstrzygania potencjalnych sporów jest prawo polskie.</text:p>
            </text:list-item>
            <text:list-item>
              <text:p text:style-name="P3">Administrator Serwisu zastrzega sobie prawo zmiany niniejszego Regulaminu w każdym czasie bez podania przyczyny.</text:p>
            </text:list-item>
            <text:list-item>
              <text:p text:style-name="P3">Zmiany dokonane w Regulaminie będą udostępniane w Serwisie.</text:p>
            </text:list-item>
            <text:list-item>
              <text:p text:style-name="P3">Zmiany Regulaminu wchodzą w życie z dniem ich opublikowania na stronie internetowej Serwisu.</text:p>
            </text:list-item>
            <text:list-item>
              <text:p text:style-name="P3">Korzystanie przez Użytkownika z Serwisu po wprowadzeniu zmian w Regulaminie jest równoznaczne z wyrażeniem akceptacji dla tych zmian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pl" style:country-asian="PL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pl" style:country-asian="PL" style:font-name-complex="Times New Roman1" style:font-size-complex="12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pl" style:country-asian="PL" style:font-weight-asian="bold" style:font-name-complex="Times New Roman1" style:font-size-complex="24pt" style:font-weight-complex="bold"/>
    </style:style>
    <style:style style:name="Pogrubienie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</meta:initial-creator>
    <dc:creator>Adam Kocić</dc:creator>
    <meta:editing-cycles>4</meta:editing-cycles>
    <meta:creation-date>2016-11-25T13:12:00</meta:creation-date>
    <dc:date>2016-11-29T11:46:52.02</dc:date>
    <meta:editing-duration>PT51S</meta:editing-duration>
    <meta:generator>OpenOffice/4.1.3$Win32 OpenOffice.org_project/413m1$Build-9783</meta:generator>
    <meta:document-statistic meta:table-count="0" meta:image-count="0" meta:object-count="0" meta:page-count="4" meta:paragraph-count="60" meta:word-count="1199" meta:character-count="92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